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style:line-height-at-least="0.423cm">
        <style:tab-stops/>
      </style:paragraph-properties>
      <style:text-properties style:font-name="Arial" fo:font-size="11pt" style:font-size-asian="11pt" style:font-size-complex="11pt"/>
    </style:style>
    <style:style style:name="P2" style:family="paragraph" style:parent-style-name="Footer">
      <style:text-properties officeooo:rsid="0013b7d0"/>
    </style:style>
    <style:style style:name="P3" style:family="paragraph" style:parent-style-name="Body_20_Text_20_3"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Heading_20_4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style:line-height-at-least="0.282cm" fo:text-align="center" style:justify-single-word="false"/>
    </style:style>
    <style:style style:name="P6" style:family="paragraph" style:parent-style-name="Standard">
      <style:paragraph-properties style:line-height-at-least="0.282cm" fo:text-align="center" style:justify-single-word="false"/>
      <style:text-properties fo:font-weight="bold" style:font-weight-asian="bold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style:line-height-at-least="0.282cm"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style:line-height-at-least="0.282cm" fo:text-align="center" style:justify-single-word="false"/>
      <style:text-properties style:font-name="Arial" fo:font-size="11pt" officeooo:rsid="0013b7d0" officeooo:paragraph-rsid="0013b7d0" style:font-size-asian="11pt" style:font-size-complex="11pt"/>
    </style:style>
    <style:style style:name="P10" style:family="paragraph" style:parent-style-name="Standard">
      <style:text-properties style:font-name="Arial" fo:font-size="11pt" fo:font-style="italic" style:font-size-asian="11pt" style:font-style-asian="italic" style:font-size-complex="11pt"/>
    </style:style>
    <style:style style:name="P11" style:family="paragraph" style:parent-style-name="Standard">
      <style:text-properties style:font-name="Arial" fo:font-size="11pt" fo:font-style="italic" fo:font-weight="bold" style:font-size-asian="11pt" style:font-style-asian="italic" style:font-weight-asian="bold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font-style="italic" fo:font-weight="bold" style:font-size-asian="11pt" style:font-style-asian="italic" style:font-weight-asian="bold" style:font-size-complex="11pt"/>
    </style:style>
    <style:style style:name="P13" style:family="paragraph" style:parent-style-name="Standard">
      <style:text-properties style:font-name="Arial" fo:font-size="11pt" fo:font-style="italic" fo:font-weight="bold" style:font-size-asian="11pt" style:font-style-asian="italic" style:font-weight-asian="bold" style:font-size-complex="11pt" style:font-weight-complex="bold"/>
    </style:style>
    <style:style style:name="P14" style:family="paragraph" style:parent-style-name="Standard">
      <style:paragraph-properties fo:margin-left="0cm" fo:margin-right="0cm" fo:text-indent="1.27cm" style:auto-text-indent="false"/>
      <style:text-properties style:font-name="Arial" fo:font-size="11pt" style:font-size-asian="11pt" style:font-size-complex="11pt"/>
    </style:style>
    <style:style style:name="P15" style:family="paragraph" style:parent-style-name="Standard" style:master-page-name="Standard">
      <style:paragraph-properties style:line-height-at-least="0.282cm" fo:text-align="center" style:justify-single-word="false" style:page-number="auto"/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3b7d0" style:font-weight-asian="bold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letter-spacing="-0.035cm"/>
    </style:style>
    <style:style style:name="T6" style:family="text">
      <style:text-properties fo:letter-spacing="0.035cm"/>
    </style:style>
    <style:style style:name="T7" style:family="text">
      <style:text-properties fo:font-size="12pt" style:font-size-asian="12pt"/>
    </style:style>
    <style:style style:name="T8" style:family="text">
      <style:text-properties fo:font-size="14pt" fo:font-style="italic" style:font-size-asian="14pt" style:font-style-asian="italic"/>
    </style:style>
    <style:style style:name="T9" style:family="text">
      <style:text-properties fo:font-size="8pt" style:font-size-asian="8pt"/>
    </style:style>
    <style:style style:name="T10" style:family="text">
      <style:text-properties officeooo:rsid="0013b7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">[UNIVERSITY LOGO ]</text:span></text:p>
      <text:p text:style-name="P8"><text:span text:style-name="T2"/></text:p>
      <text:p text:style-name="P9"><text:span text:style-name="T2">[</text:span><text:span text:style-name="T1">UNIVERSITY CONTACT DETAILS]</text:span></text:p>
      <text:p text:style-name="P11"/>
      <text:p text:style-name="P12">TMS Safety Screening Form (Confidential)</text:p>
      <text:p text:style-name="P3">If you agree to take part in this study, please answer the following questions. The information you provide is for screening purposes only and will be kept completely confidential.</text:p>
      <text:p text:style-name="P13"/>
      <text:p text:style-name="P11">Subject Questionnaire</text:p>
      <text:p text:style-name="P1"/>
      <text:p text:style-name="P7">1. Have you ever suffered from any neurological or psychiatric conditions?<text:tab/><text:tab/><text:tab/>YES/NO</text:p>
      <text:p text:style-name="P7">If YES please give details (nature of condition, duration, current medication, etc).</text:p>
      <text:p text:style-name="P7"/>
      <text:p text:style-name="P7">2. Have you ever suffered from epilepsy, febrile convulsions in infancy or had recurrent fainting </text:p>
      <text:p text:style-name="P7">spells?<text:tab/><text:tab/><text:tab/><text:tab/><text:tab/><text:tab/><text:tab/><text:tab/><text:tab/><text:tab/><text:tab/><text:tab/>YES/NO</text:p>
      <text:p text:style-name="P7"/>
      <text:p text:style-name="P7">3. Does anyone in your immediate or distant family suffer from epilepsy?<text:tab/><text:tab/><text:tab/><text:tab/>YES/NO</text:p>
      <text:p text:style-name="P7">If YES please state your relationship to the affected family member.</text:p>
      <text:p text:style-name="P7"/>
      <text:p text:style-name="P7">4. Have you ever undergone a neurosurgical procedure (including eye surgery)?<text:tab/><text:tab/><text:tab/>YES/NO</text:p>
      <text:p text:style-name="P7">If YES please give details.</text:p>
      <text:p text:style-name="P7"/>
      <text:p text:style-name="P7">5. Do you currently have any of the following fitted to your body?<text:tab/><text:tab/><text:tab/><text:tab/>YES/NO</text:p>
      <text:p text:style-name="P14">Heart pacemaker</text:p>
      <text:p text:style-name="P14">Cochlear implant</text:p>
      <text:p text:style-name="P14">Medication pump</text:p>
      <text:p text:style-name="P14">Surgical clips</text:p>
      <text:p text:style-name="P7"/>
      <text:p text:style-name="P7">6. Are you currently taking any unprescribed or prescribed medication?<text:tab/><text:tab/><text:tab/><text:tab/>YES/NO</text:p>
      <text:p text:style-name="P7">If YES please give details.</text:p>
      <text:p text:style-name="P7"/>
      <text:p text:style-name="P7">7. Are you currently undergoing anti - malarial treatment?<text:tab/><text:tab/><text:tab/><text:tab/><text:tab/>YES/NO </text:p>
      <text:p text:style-name="P7"/>
      <text:p text:style-name="P7">8. Have you drunk more than 3 units of alcohol in the last 24 hours?<text:tab/><text:tab/><text:tab/><text:tab/>YES/NO </text:p>
      <text:p text:style-name="P7"><text:tab/><text:tab/></text:p>
      <text:p text:style-name="P7">9. Have you drunk alcohol already today?<text:tab/><text:tab/><text:tab/><text:tab/><text:tab/><text:tab/><text:tab/>YES/NO </text:p>
      <text:p text:style-name="P7"/>
      <text:p text:style-name="P7">10. Have you had more than one cup of coffee, or other sources of caffeine, in the last hour?<text:tab/>YES/NO </text:p>
      <text:p text:style-name="P7"/>
      <text:p text:style-name="P7">11. Have you used recreational drugs in the last 24 hours?<text:tab/><text:tab/><text:tab/><text:tab/><text:tab/>YES/NO </text:p>
      <text:p text:style-name="P7"/>
      <text:p text:style-name="P7">12. Did you have very little sleep last night?<text:tab/><text:tab/><text:tab/><text:tab/><text:tab/><text:tab/><text:tab/>YES/NO</text:p>
      <text:p text:style-name="P7"/>
      <text:p text:style-name="P7">13. Have you already participated in a TMS experiment today?<text:tab/><text:tab/><text:tab/><text:tab/><text:tab/>YES/NO<text:tab/></text:p>
      <text:p text:style-name="P7">14. Are you left or right handed?<text:tab/><text:tab/><text:tab/><text:tab/><text:tab/><text:tab/><text:tab/><text:tab/>Left/Right</text:p>
      <text:p text:style-name="P7"/>
      <text:p text:style-name="P7">15. Date of Birth<text:tab/><text:tab/><text:tab/><text:tab/><text:tab/><text:tab/><text:tab/><text:tab/><text:tab/><text:tab/> __/__/__</text:p>
      <text:p text:style-name="P10"/>
      <text:h text:style-name="P4" text:outline-level="4">Subject Consent</text:h>
      <text:p text:style-name="P7"/>
      <text:p text:style-name="P7">I (please give full name in CAPITALS)__________________________________________________</text:p>
      <text:p text:style-name="P7"><text:soft-page-break/>confirm that I have read the letter if invitation and have completed the above questionnaire. The nature, purpose and possible consequence of the procedures involved have been explained. I understand that I may withdraw from the study at any time.</text:p>
      <text:p text:style-name="P7"/>
      <text:p text:style-name="P7">Signature__________________________<text:tab/><text:tab/>Date_____________________________________</text:p>
      <text:p text:style-name="P7">Please note: All data arising from this study will be held and used in accordance with the <text:span text:style-name="T10">[</text:span>Data Protection Act / <text:span text:style-name="T10">GDPR ]</text:span>. The results of the study will not be made available in a way that could reveal the identity of individua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fo:language="en" fo:country="GB" style:text-underline-style="solid" style:text-underline-width="auto" style:text-underline-color="font-color" fo:font-weight="bold" style:font-size-asian="14pt" style:font-weight-asian="bold"/>
    </style:style>
    <style:style style:name="Text_20_body" style:display-name="Text body" style:family="paragraph" style:parent-style-name="Standard" style:class="text"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Body_20_Text_20_2" style:display-name="Body Text 2" style:family="paragraph" style:parent-style-name="Standard"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ody_20_Text_20_3" style:display-name="Body Text 3" style:family="paragraph" style:parent-style-name="Standard">
      <style:paragraph-properties style:line-height-at-least="0.423cm"/>
      <style:text-properties fo:font-size="11pt" fo:font-style="italic" fo:font-weight="bold" style:font-size-asian="11pt" style:font-style-asian="italic" style:font-weight-asian="bold" style:font-style-complex="italic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officeooo:rsid="0013b7d0"/>
    </style:style>
    <style:page-layout style:name="Mpm1">
      <style:page-layout-properties fo:page-width="21.001cm" fo:page-height="29.7cm" style:num-format="1" style:print-orientation="portrait" fo:margin-top="1.002cm" fo:margin-bottom="1.245cm" fo:margin-left="2cm" fo:margin-right="1.25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first>
        <text:p text:style-name="MP1">[ETHICS REFERENCE]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MRIB CENTRE - Research MRI Safety Screening Form (Confidential)</dc:title>
    <meta:initial-creator>FMRIB Centre</meta:initial-creator>
    <meta:creation-date>2005-05-12T10:51:00</meta:creation-date>
    <dc:date>2023-10-13T10:12:16.976921504</dc:date>
    <meta:print-date>2004-11-25T18:12:00</meta:print-date>
    <meta:editing-cycles>12</meta:editing-cycles>
    <meta:editing-duration>PT6M46S</meta:editing-duration>
    <meta:document-statistic meta:table-count="0" meta:image-count="0" meta:object-count="0" meta:page-count="2" meta:paragraph-count="36" meta:word-count="358" meta:character-count="2351" meta:non-whitespace-character-count="1950"/>
    <meta:generator>LibreOffice/6.0.7.3$Linux_X86_64 LibreOffice_project/00m0$Build-3</meta:generator>
  </office:meta>
</office:document-meta>
</file>